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6.271cm"/>
        </style:tab-stops>
      </style:paragraph-properties>
      <style:text-properties fo:color="#000000" style:font-name="Arial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fo:color="#000000" style:font-name="Arial" fo:font-size="11pt" fo:background-color="#ffffff" style:font-size-asian="11pt" style:font-size-complex="11pt"/>
    </style:style>
    <style:style style:name="P14" style:family="paragraph" style:parent-style-name="Text_20_body">
      <style:text-properties fo:color="#000000" style:font-name="Arial" fo:font-size="11pt" style:font-size-asian="11pt" style:font-size-complex="11pt"/>
    </style:style>
    <style:style style:name="P15" style:family="paragraph" style:parent-style-name="Text_20_body"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Text_20_body">
      <style:text-properties fo:color="#000000" style:font-name="Arial" fo:font-size="10pt"/>
    </style:style>
    <style:style style:name="P17" style:family="paragraph" style:parent-style-name="Text_20_body">
      <style:text-properties fo:color="#000000" style:font-name="Arial" fo:font-size="10pt" fo:font-weight="bold"/>
    </style:style>
    <style:style style:name="P18" style:family="paragraph" style:parent-style-name="Text_20_body">
      <style:paragraph-properties>
        <style:tab-stops>
          <style:tab-stop style:position="9.763cm"/>
        </style:tab-stops>
      </style:paragraph-properties>
      <style:text-properties fo:color="#000000" style:font-name="Arial" fo:font-size="10pt"/>
    </style:style>
    <style:style style:name="P19" style:family="paragraph" style:parent-style-name="Text_20_body">
      <style:paragraph-properties>
        <style:tab-stops>
          <style:tab-stop style:position="9.79cm"/>
        </style:tab-stops>
      </style:paragraph-properties>
      <style:text-properties fo:color="#000000" style:font-name="Arial" fo:font-size="10pt"/>
    </style:style>
    <style:style style:name="P20" style:family="paragraph" style:parent-style-name="Text_20_body"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1" style:family="paragraph" style:parent-style-name="Text_20_body" style:master-page-name="First_20_Page">
      <style:paragraph-properties style:page-number="auto"/>
      <style:text-properties fo:color="#000000" style:font-name="Arial" fo:font-size="11pt" fo:background-color="#ffffff" style:font-size-asian="11pt" style:font-size-complex="11pt"/>
    </style:style>
    <style:style style:name="P22" style:family="paragraph" style:parent-style-name="Standard" style:master-page-name="">
      <style:paragraph-properties fo:margin-top="0cm" fo:margin-bottom="0cm" fo:line-height="100%" fo:text-align="justify" style:justify-single-word="false" fo:keep-together="always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cm" fo:line-height="100%" fo:text-align="start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Courier New"/>
    </style:style>
    <style:style style:name="T2" style:family="text">
      <style:text-properties style:font-name-asian="Courier New" style:font-name-complex="Courier New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%#include enTetesDecisionRFM#%</text:p>
      <text:p text:style-name="P13"/>
      <text:p text:style-name="P16">%=LIBELLE_REF=%</text:p>
      <text:p text:style-name="P12"><text:span text:style-name="T5">%=GESTIONNAIRE=% </text:span><text:s/>%=TEL_GESTIONNAIRE=%</text:p>
      <text:p text:style-name="P14"/>
      <text:p text:style-name="P14"/>
      <text:p text:style-name="P17">%=IS_COPIE=%</text:p>
      <text:p text:style-name="P18">%=NSS=%<text:tab/><text:span text:style-name="T3">%=</text:span><text:span text:style-name="T4">DATE_ET_LIEU</text:span><text:span text:style-name="T3">=%</text:span></text:p>
      <text:p text:style-name="P19">%=AYANT_DROIT=%</text:p>
      <text:p text:style-name="P14"/>
      <text:p text:style-name="P15"/>
      <text:p text:style-name="P20">%=titreDecision=%</text:p>
      <text:p text:style-name="P1"/>
      <text:p text:style-name="P1"/>
      <text:p text:style-name="P2">%=TITRE=%,</text:p>
      <text:p text:style-name="P2"/>
      <text:p text:style-name="P11">%=PARAGRAPHE1=%</text:p>
      <text:p text:style-name="P11"/>
      <text:p text:style-name="P11">%=PARAGRAPHE2=%</text:p>
      <text:p text:style-name="P11"/>
      <text:p text:style-name="P11">%=PARAGRAPHE3=%</text:p>
      <text:p text:style-name="P11"/>
      <text:p text:style-name="P3">%#include tabDecompteRestitutionRFM#%</text:p>
      <text:p text:style-name="P3"/>
      <text:p text:style-name="P8">%=PARAGRAPHE4=%</text:p>
      <text:p text:style-name="P3"/>
      <text:p text:style-name="P3">%=PARAGRAPHE5=%</text:p>
      <text:p text:style-name="P3"/>
      <text:p text:style-name="P22">%=SALUTATIONS=%</text:p>
      <text:p text:style-name="P23"/>
      <text:p text:style-name="P24"><text:tab/>%#include signatureRFM#%</text:p>
      <text:p text:style-name="P10"><text:span text:style-name="T2">%=pushToEnd()=%</text:span><text:span text:style-name="T1">%#include tabAnnexesEtCopiesRFM#%</text:span></text:p>
      <text:p text:style-name="P4"/>
      <text:p text:style-name="P7">%=REMARQUES_VERSO=%</text:p>
      <text:p text:style-name="P4"/>
      <text:p text:style-name="P9">%=TITRE_MOYEN_DROIT=%</text:p>
      <text:p text:style-name="P5"/>
      <text:p text:style-name="P6">%=MOYEN_DROIT=%</text:p>
      <text:p text:style-name="P5"/>
      <text:p text:style-name="P5"/>
      <text:p text:style-name="P7">%=TITRE_DEMANDE_REMISE=%</text:p>
      <text:p text:style-name="P5"/>
      <text:p text:style-name="P6">%=DEMANDE_REMISE=%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.2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7-01T14:49:27.56</dc:date>
    <meta:editing-cycles>57</meta:editing-cycles>
    <meta:editing-duration>PT2H28M52S</meta:editing-duration>
    <meta:document-statistic meta:table-count="0" meta:image-count="0" meta:object-count="0" meta:page-count="2" meta:paragraph-count="22" meta:word-count="28" meta:character-count="458"/>
    <meta:user-defined meta:name="Info 1"/>
    <meta:user-defined meta:name="Info 2"/>
    <meta:user-defined meta:name="Info 3"/>
    <meta:user-defined meta:name="Info 4"/>
  </office:meta>
</office:document-meta>
</file>